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f8" officeooo:paragraph-rsid="001de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48d" officeooo:paragraph-rsid="001e6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c2" officeooo:paragraph-rsid="001f91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ff7" officeooo:paragraph-rsid="0020d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  <style:style style:name="T2" style:family="text">
      <style:text-properties officeooo:rsid="001de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A2" office:value-type="string">
            <text:p text:style-name="P5">Today i have learn about </text:p>
            <text:p text:style-name="P5">bus entry using qr and related terms also explore the dashboards for web app.</text:p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6">22-11-2023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7">1) I read about the use of </text:p>
            <text:p text:style-name="P7">stm32 in our project.</text:p>
            <text:p text:style-name="P7">2) Data sheets for microcontrollers is added.</text:p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8">23-11-2023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8">Today i read the few topic of mqtt protocal.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9">19-12-2023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9">1) <text:span text:style-name="T2">Searched about Interfacing <text:s/></text:span>lm35<text:span text:style-name="T2"> sensor with </text:span>beaglebone black</text:p>
            <text:p text:style-name="P9">LINK GIVEN IN TABLE</text:p>
            <text:p text:style-name="P9"/>
            <text:p text:style-name="P9">2)Component Estimation Table is Creat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2-19T17:54:50.278841717</dc:date>
    <meta:editing-duration>PT1H55M51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140" meta:character-count="793" meta:non-whitespace-character-count="676"/>
  </office:meta>
</office:document-meta>
</file>